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1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able-cell-properties fo:background-color="#99ff99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table:number-columns-repeated="4"/>
          <table:table-cell table:style-name="ce2"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Cris WER</text:p>
          </table:table-cell>
          <table:table-cell table:style-name="ce4" office:value-type="string" calcext:value-type="string">
            <text:p>Older(Google AST) WER</text:p>
          </table:table-cell>
          <table:table-cell table:style-name="ce2" office:value-type="string" calcext:value-type="string">
            <text:p>Differen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kZ6L8LMHX8</text:p>
          </table:table-cell>
          <table:table-cell table:style-name="ce3" office:value-type="percentage" office:value="0.2275" calcext:value-type="percentage">
            <text:p>22.75%</text:p>
          </table:table-cell>
          <table:table-cell table:style-name="ce5" office:value-type="percentage" office:value="0.3184" calcext:value-type="percentage">
            <text:p>31.84%</text:p>
          </table:table-cell>
          <table:table-cell table:formula="of:=31.84-22.75" office:value-type="float" office:value="9.09" calcext:value-type="float">
            <text:p>9.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Iv2fpJ8Q8s</text:p>
          </table:table-cell>
          <table:table-cell table:style-name="ce3" office:value-type="percentage" office:value="0.3093" calcext:value-type="percentage">
            <text:p>30.93%</text:p>
          </table:table-cell>
          <table:table-cell table:style-name="ce5" office:value-type="percentage" office:value="0.538" calcext:value-type="percentage">
            <text:p>53.80%</text:p>
          </table:table-cell>
          <table:table-cell table:formula="of:=53.8-30.93" office:value-type="float" office:value="22.87" calcext:value-type="float">
            <text:p>22.87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2:51:42.03675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5:36.167666093</meta:creation-date>
    <dc:date>2018-01-19T13:54:59.867696941</dc:date>
    <meta:editing-duration>PT4H55M44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